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fo:color="#b3b3b3"/>
    </style:style>
    <style:style style:name="P4" style:family="paragraph" style:parent-style-name="Standard" style:list-style-name="L3">
      <style:text-properties fo:color="#b3b3b3"/>
    </style:style>
    <style:style style:name="P5" style:family="paragraph" style:parent-style-name="Standard" style:list-style-name="L4">
      <style:text-properties fo:color="#b3b3b3"/>
    </style:style>
    <style:style style:name="P6" style:family="paragraph" style:parent-style-name="Standard">
      <style:paragraph-properties fo:break-before="page"/>
    </style:style>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pecification: Minutes Module, PHProjekt 6</text:p>
      <text:p text:style-name="Text_20_body">Author: Sven Rautenberg</text:p>
      <text:h text:style-name="Heading_20_1" text:outline-level="1">Disclaimer</text:h>
      <text:p text:style-name="Text_20_body">Of course this specification is by no means complete. It is a first attempt at defining what the minutes module is about, so that developers can get a more or less detailed idea of what should happen here.</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4">Disclaimer<text:tab/>1</text:p>
          <text:p text:style-name="P14">Scenarios<text:tab/>1</text:p>
          <text:p text:style-name="P15">Scenario #1: William Writer<text:tab/>1</text:p>
          <text:p text:style-name="P15">Scenario #2: Thomas Twitter<text:tab/>1</text:p>
          <text:p text:style-name="P14">Non-Goals<text:tab/>1</text:p>
          <text:p text:style-name="P14">Overview<text:tab/>2</text:p>
          <text:p text:style-name="P15">Access rights<text:tab/>2</text:p>
          <text:p text:style-name="P15">Enabled modules in the project<text:tab/>2</text:p>
          <text:p text:style-name="P15">Workflow<text:tab/>2</text:p>
          <text:p text:style-name="P15">Creating new meeting minutes<text:tab/>2</text:p>
          <text:p text:style-name="P15">Adding items to the meeting minutes<text:tab/>3</text:p>
          <text:p text:style-name="P15">Distributing the meeting minutes<text:tab/>3</text:p>
          <text:p text:style-name="P15">Download meeting minutes as PDF<text:tab/>4</text:p>
          <text:p text:style-name="P15">Status of meeting minutes, sorting the data grid<text:tab/>4</text:p>
          <text:p text:style-name="P14">Open Issues<text:tab/>4</text:p>
        </text:index-body>
      </text:table-of-content>
      <text:p text:style-name="Text_20_body"/>
      <text:h text:style-name="Heading_20_1" text:outline-level="1">Scenarios</text:h>
      <text:p text:style-name="Text_20_body">Some archetypical user scenarios to illustrate possible usage patterns.</text:p>
      <text:h text:style-name="Heading_20_2" text:outline-level="2">Scenario #1: William Writer</text:h>
      <text:p text:style-name="Text_20_body">William is in a company that really likes in-person meetings. He has been assigned the task to take the minutes of every meeting, which he does using old-style pen and paper. He transfers his notes to the PC later. William is an experienced PC user, he knows to to efficiently browse a form just with the keyboard, because he has to follow several meetings a day. When entering his notes, William has a complete overview of which topics were discussed and in which order.</text:p>
      <text:h text:style-name="Heading_20_2" text:outline-level="2">Scenario #2: Thomas Twitter</text:h>
      <text:p text:style-name="Text_20_body">Thomas does it all electronically. He does not waste any trees, all he needs is his laptop. But he and his meeting group are a bit unorganized, so Thomas needs to rearrange the topics of a meeting or add something to a topic covered earlier.</text:p>
      <text:h text:style-name="Heading_20_1" text:outline-level="1">Non-Goals</text:h>
      <text:p text:style-name="Text_20_body">This specification targets the minutes module only. If other modules are mentioned and described with features that currently do not exist, then these features should be considered suggestions and/or feature requests, but are not covered by this specification.</text:p>
      <text:p text:style-name="Text_20_body"><text:soft-page-break/>Improving user experience should be a target if not too time-consuming, e.g. the creation of new and improved widgets for a task has not highest priority.</text:p>
      <text:h text:style-name="Heading_20_1" text:outline-level="1">Overview</text:h>
      <text:p text:style-name="Text_20_body">The minutes of a meeting are a collection of different data. The minutes module in PHProjekt 6 should support collecting these data as user friendly as possible, and afterwards support the author in distributing the document as a whole as well as process all the items added accordingly to their type, e.g. add them to the calendar, to do list or other module, when finalized..</text:p>
      <text:h text:style-name="Heading_20_2" text:outline-level="2">Recap of access rights</text:h>
      <text:p text:style-name="Text_20_body">This section is descriptive, not normative.</text:p>
      <text:p text:style-name="Text_20_body">@TODO: How do access rights affect the usage of this module?</text:p>
      <text:h text:style-name="Heading_20_2" text:outline-level="2">Enabled modules in the project</text:h>
      <text:p text:style-name="Text_20_body">The minutes module is interconnecting items belonging into the scope of the other available core modules: Todo, Calendar. Each of these items can only be created inside the scope of the project the minutes belong to. So the selection of possible minutes items cannot include items whose module is not enabled in this project, because they cannot be created at finalization. There are however some basic items that are always available.</text:p>
      <text:h text:style-name="Heading_20_2" text:outline-level="2">Workflow</text:h>
      <text:p text:style-name="Text_20_body">The complete process of creating and finalizing meeting minutes can be separated into the following steps:</text:p>
      <text:list xml:id="list30570810" text:style-name="L6">
        <text:list-item>
          <text:p text:style-name="P8">Create new meeting minutes, fill in basic data.</text:p>
        </text:list-item>
        <text:list-item>
          <text:p text:style-name="P8">Edit the minutes, adding topics, items, references to other modules.</text:p>
        </text:list-item>
        <text:list-item>
          <text:p text:style-name="P8">Distribute and finalize.</text:p>
        </text:list-item>
      </text:list>
      <text:h text:style-name="Heading_20_2" text:outline-level="2">Creating new meeting minutes</text:h>
      <text:p text:style-name="Text_20_body">Each project should have at least one user with sufficient rights to create meeting minutes. This user or group of users is considered to be appointed the task of maintaining meeting minutes within the project group. Proper assignment of user rights is outside the scope of the minutes module.</text:p>
      <text:p text:style-name="Text_20_body">New meeting minutes can be created in three different contexts:</text:p>
      <text:list xml:id="list30646897" text:style-name="L7">
        <text:list-item>
          <text:p text:style-name="P9">Entirely after the meeting took place. This approach only uses the interconnecting features of this module as well as its distribution capabilities.</text:p>
        </text:list-item>
        <text:list-item>
          <text:p text:style-name="P9">As an organisation tool before a meeting. Creating new meeting minutes before a meeting includes defining the list of participants. The module could then handle invitation mails and/or creation of calendar items as well as acceptance or rejection of each participant. @TODO: Definition of lists: Invited, participants, excused. Which list is later used for distribution?</text:p>
        </text:list-item>
        <text:list-item>
          <text:p text:style-name="P9">Optionally, the meeting minutes may be created based on an existing calendar item from the meeting, using the information of this item as default values (e.g. date, time, participants, title). This method is beyond the scope of this specification.</text:p>
        </text:list-item>
      </text:list>
      <text:p text:style-name="Text_20_body">When creating new meeting minutes, the creator fills all necessary fields in the first tab:</text:p>
      <text:list xml:id="list31165040" text:style-name="L8">
        <text:list-item>
          <text:p text:style-name="P10"><text:soft-page-break/>Title (*)</text:p>
        </text:list-item>
        <text:list-item>
          <text:p text:style-name="P10">Date (*), time, duration or start and end time</text:p>
        </text:list-item>
        <text:list-item>
          <text:p text:style-name="P10">Participants (*)</text:p>
        </text:list-item>
        <text:list-item>
          <text:p text:style-name="P10">Place</text:p>
        </text:list-item>
        <text:list-item>
          <text:p text:style-name="P10">Moderator</text:p>
        </text:list-item>
        <text:list-item>
          <text:p text:style-name="P10">(*) required fields</text:p>
        </text:list-item>
      </text:list>
      <text:p text:style-name="Text_20_body">At this point, based on the selected date, the workflow either continues with handling the invitation process for a meeting in the future, or with adding items to the minutes.</text:p>
      <text:h text:style-name="Heading_20_2" text:outline-level="2">Adding items to the meeting minutes</text:h>
      <text:p text:style-name="Text_20_body">Adding items takes place in two contexts:</text:p>
      <text:list xml:id="list35134298" text:style-name="L11">
        <text:list-item>
          <text:p text:style-name="P13">During the meeting. This context requires the user interface to be as streamlined as possible, because the user virtually has no time for corrections or complex data selection. The user interface should allow rough and possibly invalid or unformatted data to be entered, which has to be revised after the meeting.</text:p>
        </text:list-item>
        <text:list-item>
          <text:p text:style-name="P13">After the meeting. This is less stressful, and allows for the user interface to be stricter about validating data.</text:p>
        </text:list-item>
      </text:list>
      <text:p text:style-name="Text_20_body">Ultimately the user cannot finish this workflow step and go on with the next if there is anything wrong with the data.</text:p>
      <text:p text:style-name="Text_20_body">The creator of the meeting minutes uses the second tab to document the meeting. This module offers different kind of elements that can be added:</text:p>
      <text:list xml:id="list31306671" text:style-name="L9">
        <text:list-item>
          <text:p text:style-name="P11">Basic elements that are only used within the minutes module, e.g. “agenda item” a.k.a. “TOP”.</text:p>
        </text:list-item>
        <text:list-item>
          <text:p text:style-name="P11">Elements referring to other P6 modules that are always available, e.g. “calendar”.</text:p>
        </text:list-item>
        <text:list-item>
          <text:p text:style-name="P11">Elements referring to modules active in the current project, e.g. “todo”.</text:p>
        </text:list-item>
      </text:list>
      <text:p text:style-name="Text_20_body">Modules not being active in the project cannot be selected as an item in the minutes.</text:p>
      <text:p text:style-name="Text_20_body">The available items should be selectable from a dropdown list. Depending on the selection additional form fields are shown for data to be entered. @TODO: What kind of mechanism should be used here for filling internal and external items?</text:p>
      <text:p text:style-name="Text_20_body">After all required field have been filled, the user adds the item to the minutes with a button.</text:p>
      <text:p text:style-name="Text_20_body">Care should be taken to enable the user to use the keyboard during the whole process. Forcing him to use the mouse should be avoided.</text:p>
      <text:h text:style-name="Heading_20_2" text:outline-level="2">Distributing the meeting minutes</text:h>
      <text:p text:style-name="Text_20_body">A third tab covers the distribution of the preliminary or final version of the meeting minutes, allowing the creator to enter subject and text of the email and add additional recipients.</text:p>
      <text:p text:style-name="Text_20_body">The defined participants of the meeting automatically receive the email and are thus not mentioned on this tab. It is unnecessary to remove someone from the list because he may as well access the meeting minutes via the P6 browser interface, because he is only a valid participant if he as sufficient access rights on this project. But the creator can add more recipients in this step as a CC list. @TODO: It should be considered to define a default CC list for the projects minutes – otherwise important CC recipients might be forgotten, e.g. the CEO.</text:p>
      <text:p text:style-name="Text_20_body"><text:soft-page-break/>The title of the mail defaults to the title of the minutes entered in the first tab. @TODO: It should be considered to allow each user to add user settings to customize either subject or mail text with a template or default text or pre-/suffix.</text:p>
      <text:p text:style-name="Text_20_body">The creator completes this workflow step with either of two choices: “Send mail with preview version” or “Finalize/close minutes and send mail”. @TODO The wording is debatable. :)</text:p>
      <text:p text:style-name="Text_20_body">Before finalizing and thus making the minutes permanent there should be a confirmation dialogue.</text:p>
      <text:h text:style-name="Heading_20_2" text:outline-level="2">Download meeting minutes as PDF</text:h>
      <text:p text:style-name="Text_20_body">In addition to the PDF being attached to the mail, there is a fourth tab for downloading the meeting minutes in PDF format, and optionally other formats.</text:p>
      <text:p text:style-name="Text_20_body">@TODO: Alternatively the download button might be placed near the current CSV download button in the top right corner. This seems a less favourable solution because it interferes with user expectation of downloading the whole grid data there.</text:p>
      <text:h text:style-name="Heading_20_2" text:outline-level="2">Status of meeting minutes, sorting the data grid</text:h>
      <text:p text:style-name="Text_20_body">The data grid showing all minutes currently created should allow users to quickly distinguish between the several workflow states meeting minutes can be in. By adding a visible status indication the user can sort and select based on this status.</text:p>
      <text:list xml:id="list32113273" text:style-name="L10">
        <text:list-item>
          <text:p text:style-name="P12">PLANNED: Minutes with a date in the future, independent of any data already entered.</text:p>
        </text:list-item>
        <text:list-item>
          <text:p text:style-name="P12">CREATED: Minutes from the past without any items added.</text:p>
        </text:list-item>
        <text:list-item>
          <text:p text:style-name="P12">PREVIEW: Minutes from the past with items added.</text:p>
        </text:list-item>
        <text:list-item>
          <text:p text:style-name="P12">FINAL: Minutes which are closed.</text:p>
        </text:list-item>
      </text:list>
      <text:p text:style-name="Text_20_body">The sort order of the data grid should be set to a sensible default. The options are to either define a global default (suggestion: sort by status first, date second, title third), use a user rights dependant sorting (user with write rights sees items like PLANNED and CREATED first, user with only read rights sees finished items like PREVIEW or FINAL first), or make it an individual user setting.</text:p>
      <text:h text:style-name="Heading_20_1" text:outline-level="1">Open Issues</text:h>
      <text:h text:style-name="Heading_20_2" text:outline-level="2">PDF creation</text:h>
      <text:p text:style-name="Text_20_body">There are several libraries able to create PDF documents. The one to be chosen should allow easy creation of tables. FPDF seems to be a valid candidate.</text:p>
      <text:p text:style-name="P6">Brainstorming notes in random order:</text:p>
      <text:p text:style-name="Standard"/>
      <text:p text:style-name="P3">Meaning of access rights:</text:p>
      <text:p text:style-name="P3">read – user may read minutes</text:p>
      <text:p text:style-name="P3">write – user may change text, contained items etc.</text:p>
      <text:p text:style-name="P3">access – unknown</text:p>
      <text:p text:style-name="P3">create -?</text:p>
      <text:p text:style-name="P3">copy -?</text:p>
      <text:p text:style-name="P3">delete -?</text:p>
      <text:p text:style-name="P3">download – get PDF version?</text:p>
      <text:p text:style-name="P3">Admin – unknown.</text:p>
      <text:p text:style-name="P3">Missing rights???</text:p>
      <text:p text:style-name="Standard"/>
      <text:p text:style-name="P3">Available items to include:</text:p>
      <text:p text:style-name="P3">TOP (Tagesordnungspunkt): always</text:p>
      <text:p text:style-name="P3">Calendar item: always (calendar is a main module available globally, always active)</text:p>
      <text:p text:style-name="P3">Todo, note, etc.: only available if these are active in the current project. Created items are always placed in the scope of the current project, so the modules to be used have to be active. A project may not target another project.</text:p>
      <text:p text:style-name="Standard"/>
      <text:p text:style-name="Standard">Access of users:</text:p>
      <text:p text:style-name="Standard">a) User with access rights to the minutes module in this project gets access as per definition of their rights.</text:p>
      <text:p text:style-name="Standard">b) additionally selected users in a minutes: at least grant read rights for the minutes created</text:p>
      <text:list xml:id="list28640287" text:style-name="L1">
        <text:list-item>
          <text:p text:style-name="P1">users with no rights to the minutes module: allow access only to the items created after fixation, in the particular modules, not in the minutes module.</text:p>
        </text:list-item>
      </text:list>
      <text:p text:style-name="Standard"/>
      <text:p text:style-name="Standard">Workflow:</text:p>
      <text:list xml:id="list28622272" text:style-name="L2">
        <text:list-item>
          <text:p text:style-name="P2">User creates new minutes item</text:p>
        </text:list-item>
        <text:list-item>
          <text:p text:style-name="P2">defines date, participants, recipients of mail.<text:line-break/>Allowed list entries <text:s/>must have access to the current project, but not necessarily to the minutes module</text:p>
        </text:list-item>
        <text:list-item>
          <text:p text:style-name="P2">Should the date be transferred to the calendar? What about each participant being invited? What if rejection of invitation automatically transfers list entry from “participant” to “excused”?</text:p>
        </text:list-item>
        <text:list-item>
          <text:p text:style-name="P2">If this calendar action should take place, then “minutes” would be an inappropriate name, as a new item is equivalent to creating a new calendar entry with invitation to each participant.</text:p>
        </text:list-item>
        <text:list-item>
          <text:p text:style-name="P2">Otherwise one should think about the other way around: Have an existing calendar entry and create minutes for it from the calendar. Default date would then be the date of this event and anyone participating.</text:p>
        </text:list-item>
      </text:list>
      <text:p text:style-name="Standard"/>
      <text:p text:style-name="P3">After the basic data of the minutes has been entered, then lets create sub-items such as TOP, todo, note, deadlines etc.</text:p>
      <text:p text:style-name="P3">Must be user-friendly, and must be entered using the keyboard only. - See problem with the calendar selector widget.</text:p>
      <text:p text:style-name="Standard"/>
      <text:p text:style-name="P3">Final steps:</text:p>
      <text:p text:style-name="P3">Preliminary version notification should be mailed or otherwise put to the recipients attention (P6-internal?)</text:p>
      <text:p text:style-name="P3">Status of the minutes must be visible in the data grid! Is first sort criteria, date is second (newest first).</text:p>
      <text:p text:style-name="Standard">How should comments be handled? What about access rights of alien recipients?</text:p>
      <text:p text:style-name="Standard"><text:soft-page-break/>Fixation of the minutes → new action button? Where? Bottom near “Save”?</text:p>
      <text:p text:style-name="Standard"/>
      <text:p text:style-name="Standard">Fixation triggers another mail. Do we have an email module?</text:p>
      <text:p text:style-name="Standard">What about access rights? How to find users with project access? With minutes access?</text:p>
      <text:p text:style-name="Standard"/>
      <text:p text:style-name="Standard">How to build the userlist widgets? Should be like this: (INSERT SKETCH HERE)</text:p>
      <text:p text:style-name="Standard"/>
      <text:p text:style-name="Standard">Which default selection should be used?</text:p>
      <text:p text:style-name="Standard"/>
      <text:p text:style-name="Standard">Ultimately: Who should appear on the user lists?</text:p>
      <text:p text:style-name="Standard"/>
      <text:p text:style-name="P3">Workflow issue: Participants vs. recipients vs. excused</text:p>
      <text:p text:style-name="P3">Which list is most important? And at which time in the workflow?</text:p>
      <text:p text:style-name="P3"/>
      <text:p text:style-name="P3">When following step by step: </text:p>
      <text:list xml:id="list29161094" text:style-name="L3">
        <text:list-item>
          <text:p text:style-name="P4">Define meeting, invite participants. Some reject → move to excused. At this point list of participants == list of recipients.</text:p>
        </text:list-item>
        <text:list-item>
          <text:p text:style-name="P4">Enter minutes.</text:p>
        </text:list-item>
        <text:list-item>
          <text:p text:style-name="P4">Prepare to mail it → add recipients now.</text:p>
        </text:list-item>
      </text:list>
      <text:p text:style-name="P3"/>
      <text:p text:style-name="P3">Use access logic: If user can go to it from within P6, then he gets an email, no matter what, if he participated, or was excused, or was added to the recipients. No need to remove user as a recipient.</text:p>
      <text:p text:style-name="P3"/>
      <text:p text:style-name="P3">Default settings for recipient list: Maybe there should be a method to define standard entrys per project. “Don't forget the carbon copy to the CEO!”</text:p>
      <text:p text:style-name="Standard"/>
      <text:p text:style-name="Standard">Question: What are roles about in P6?</text:p>
      <text:p text:style-name="Standard"/>
      <text:p text:style-name="P3">Several creation scenarios:</text:p>
      <text:list xml:id="list29212520" text:style-name="L4">
        <text:list-item>
          <text:p text:style-name="P5">Start new minutes after meeting: All data must be entered manually, no other source, no invitation.</text:p>
        </text:list-item>
        <text:list-item>
          <text:p text:style-name="P5">Start new minutes before meeting → may enable invitation mechanism from calendar, use data later.</text:p>
        </text:list-item>
        <text:list-item>
          <text:p text:style-name="P5">Start from existing calendar entry of a meeting → use these data as a default for lists.</text:p>
        </text:list-item>
      </text:list>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GB"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3-31T16:16:39.38</dc:date>
    <dc:creator>Sven Rautenberg</dc:creator>
    <meta:editing-duration>PT24H50M15S</meta:editing-duration>
    <meta:editing-cycles>3</meta:editing-cycles>
    <meta:generator>OpenOffice.org/3.0$Win32 OpenOffice.org_project/300m15$Build-9379</meta:generator>
    <meta:printed-by>Sven Rautenberg</meta:printed-by>
    <meta:print-date>2009-03-31T09:14:15.13</meta:print-date>
    <meta:document-statistic meta:table-count="0" meta:image-count="0" meta:object-count="0" meta:page-count="6" meta:paragraph-count="137" meta:word-count="2169" meta:character-count="12783"/>
    <meta:user-defined meta:name="Info 1"/>
    <meta:user-defined meta:name="Info 2"/>
    <meta:user-defined meta:name="Info 3"/>
    <meta:user-defined meta:name="Info 4"/>
  </office:meta>
</office:document-meta>
</file>